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f.addEventListener('install', (e) =&gt; {<text:line-break/> <text:s/>console.log('Service Worker installiert');<text:line-break/>});<text:line-break/><text:line-break/>self.addEventListener('fetch', (e) =&gt; {<text:line-break/> <text:s/>console.log('Fetch intercepted for ', e.request.url);<text:line-break/>});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 Möwes</meta:initial-creator>
    <meta:creation-date>2025-05-06T15:16:30.27</meta:creation-date>
    <meta:document-statistic meta:table-count="0" meta:image-count="0" meta:object-count="0" meta:page-count="1" meta:paragraph-count="1" meta:word-count="18" meta:character-count="192"/>
    <dc:date>2025-05-06T15:17:08.77</dc:date>
    <dc:creator>Christoph Möwes</dc:creator>
    <meta:editing-duration>PT39S</meta:editing-duration>
    <meta:editing-cycles>1</meta:editing-cycles>
    <meta:generator>OpenOffice/4.1.15$Win32 OpenOffice.org_project/4115m2$Build-9813</meta:generator>
  </office:meta>
</office:document-meta>
</file>